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Roboto" officeooo:rsid="00107c82" officeooo:paragraph-rsid="00107c82"/>
    </style:style>
    <style:style style:name="P2" style:family="paragraph" style:parent-style-name="Standard">
      <style:paragraph-properties fo:text-align="start" style:justify-single-word="false"/>
      <style:text-properties style:font-name="Roboto" officeooo:rsid="00107c82" officeooo:paragraph-rsid="00107c82"/>
    </style:style>
    <style:style style:name="P3" style:family="paragraph" style:parent-style-name="Standard">
      <style:paragraph-properties fo:text-align="start" style:justify-single-word="false"/>
      <style:text-properties style:font-name="Roboto" officeooo:rsid="0010b8e8" officeooo:paragraph-rsid="0010b8e8"/>
    </style:style>
    <style:style style:name="P4" style:family="paragraph" style:parent-style-name="Standard">
      <style:paragraph-properties fo:text-align="start" style:justify-single-word="false"/>
      <style:text-properties style:font-name="Roboto" officeooo:rsid="00116008" officeooo:paragraph-rsid="00116008"/>
    </style:style>
    <style:style style:name="T1" style:family="text">
      <style:text-properties officeooo:rsid="0010b8e8"/>
    </style:style>
    <style:style style:name="T2" style:family="text">
      <style:text-properties officeooo:rsid="001160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es: Felipe Sacramento de Lima</text:p>
      <text:p text:style-name="P1">…</text:p>
      <text:p text:style-name="P1">…</text:p>
      <text:p text:style-name="P1">…</text:p>
      <text:p text:style-name="P1">…</text:p>
      <text:p text:style-name="P2"/>
      <text:p text:style-name="P3">Para execução do programa, é necessário um compilador de código C/C++ (GCC de preferência), com o parametro -lpthread <text:span text:style-name="T2">habilitado</text:span>, pois o <text:span text:style-name="T2">código-fonte</text:span> servidor.c faz uso dessa biblioteca.</text:p>
      <text:p text:style-name="P3"/>
      <text:p text:style-name="P2">// -------------------------------------------------------<text:span text:style-name="T1">servidor.c--------------------------------------------------------</text:span></text:p>
      <text:p text:style-name="P2">#include &lt;pthread.h&gt;</text:p>
      <text:p text:style-name="P2">#include &lt;stdlib.h&gt;</text:p>
      <text:p text:style-name="P2">#include &lt;stdio.h&gt;</text:p>
      <text:p text:style-name="P2">#include &lt;time.h&gt;</text:p>
      <text:p text:style-name="P2">#include &lt;signal.h&gt;</text:p>
      <text:p text:style-name="P2">#include &lt;sys/types.h&gt;</text:p>
      <text:p text:style-name="P2">#include &lt;sys/socket.h&gt;</text:p>
      <text:p text:style-name="P2">#include &lt;netinet/in.h&gt;</text:p>
      <text:p text:style-name="P2">//#include &lt;mutex&gt;</text:p>
      <text:p text:style-name="P2">#include &lt;unistd.h&gt;</text:p>
      <text:p text:style-name="P2">#include &lt;string.h&gt;</text:p>
      <text:p text:style-name="P2"/>
      <text:p text:style-name="P2"/>
      <text:p text:style-name="P2">typedef struct{</text:p>
      <text:p text:style-name="P2"><text:tab/>char name[32];</text:p>
      <text:p text:style-name="P2"><text:tab/>int votes;</text:p>
      <text:p text:style-name="P2">}Candidate;</text:p>
      <text:p text:style-name="P2"/>
      <text:p text:style-name="P2">Candidate cand[20];</text:p>
      <text:p text:style-name="P2">//mutex mut, mut2;</text:p>
      <text:p text:style-name="P2">pthread_mutex_t mut;</text:p>
      <text:p text:style-name="P2">void error(char *msg)</text:p>
      <text:p text:style-name="P2">{</text:p>
      <text:p text:style-name="P2">perror(msg);</text:p>
      <text:p text:style-name="P2">exit(1);</text:p>
      <text:p text:style-name="P2">}</text:p>
      <text:p text:style-name="P2"/>
      <text:p text:style-name="P2"/>
      <text:p text:style-name="P2">int numCand;</text:p>
      <text:p text:style-name="P2">void fileRead();</text:p>
      <text:p text:style-name="P2">void addVote(int index);</text:p>
      <text:p text:style-name="P2">void cleanUp();</text:p>
      <text:p text:style-name="P2">void *connectionHandler(void *);</text:p>
      <text:p text:style-name="P2"/>
      <text:p text:style-name="P2"><text:soft-page-break/><text:s text:c="8"/>int sockfd, newsockfd, portno, clilen, *new_sock;</text:p>
      <text:p text:style-name="P2"><text:s text:c="8"/>char buffer[256];</text:p>
      <text:p text:style-name="P2"><text:s text:c="8"/>char buffer_votos[4048];</text:p>
      <text:p text:style-name="P2"><text:s text:c="8"/>struct sockaddr_in serv_addr, cli_addr;</text:p>
      <text:p text:style-name="P2"><text:s text:c="8"/>int n;</text:p>
      <text:p text:style-name="P2"><text:s text:c="8"/>int voteSel; </text:p>
      <text:p text:style-name="P2"/>
      <text:p text:style-name="P2"/>
      <text:p text:style-name="P2">main(int argc, char *argv[]){</text:p>
      <text:p text:style-name="P2"><text:tab/>int i;</text:p>
      <text:p text:style-name="P2"><text:tab/>fileRead();</text:p>
      <text:p text:style-name="P2"/>
      <text:p text:style-name="P2"/>
      <text:p text:style-name="P2">/*<text:tab/>if (argc &lt; 2)</text:p>
      <text:p text:style-name="P2"><text:tab/>{</text:p>
      <text:p text:style-name="P2"><text:tab/><text:tab/>fprintf(stderr,"ERROR, no port provided\n");</text:p>
      <text:p text:style-name="P2"><text:tab/><text:tab/>exit(1);</text:p>
      <text:p text:style-name="P2"><text:tab/>} <text:s text:c="6"/></text:p>
      <text:p text:style-name="P2">*/</text:p>
      <text:p text:style-name="P2"><text:tab/>sockfd = socket(AF_INET, SOCK_STREAM, 0);</text:p>
      <text:p text:style-name="P2"/>
      <text:p text:style-name="P2"><text:tab/>if (sockfd &lt; 0) </text:p>
      <text:p text:style-name="P2"><text:tab/>{ <text:s text:c="14"/></text:p>
      <text:p text:style-name="P2"><text:tab/><text:tab/>error("ERROR opening socket");</text:p>
      <text:p text:style-name="P2"><text:tab/>} <text:s text:c="6"/></text:p>
      <text:p text:style-name="P2"/>
      <text:p text:style-name="P2"><text:tab/>bzero((char *) &amp;serv_addr, sizeof(serv_addr));</text:p>
      <text:p text:style-name="P2"/>
      <text:p text:style-name="P2"><text:tab/>portno = 54013;</text:p>
      <text:p text:style-name="P2"/>
      <text:p text:style-name="P2"><text:tab/>serv_addr.sin_family = AF_INET;</text:p>
      <text:p text:style-name="P2"><text:tab/>serv_addr.sin_addr.s_addr = INADDR_ANY;</text:p>
      <text:p text:style-name="P2"><text:tab/>serv_addr.sin_port = htons(portno);</text:p>
      <text:p text:style-name="P2"/>
      <text:p text:style-name="P2"><text:tab/>if (bind(sockfd, (struct sockaddr *) &amp;serv_addr,sizeof(serv_addr)) &lt; 0)</text:p>
      <text:p text:style-name="P2"><text:tab/>{</text:p>
      <text:p text:style-name="P2"><text:tab/><text:tab/>error("ERROR on binding");</text:p>
      <text:p text:style-name="P2"><text:tab/>} </text:p>
      <text:p text:style-name="P2"/>
      <text:p text:style-name="P2"/>
      <text:p text:style-name="P2"/>
      <text:p text:style-name="P2"><text:tab/>listen(sockfd,5);</text:p>
      <text:p text:style-name="P2"><text:tab/>clilen = sizeof(cli_addr);</text:p>
      <text:p text:style-name="P2"/>
      <text:p text:style-name="P2"><text:tab/>while(1){</text:p>
      <text:p text:style-name="P2"><text:soft-page-break/><text:tab/><text:tab/>//need to kill other clients</text:p>
      <text:p text:style-name="P2"/>
      <text:p text:style-name="P2"><text:tab/><text:tab/>signal(SIGINT, cleanUp); //catch ctrl-c and cleanUp</text:p>
      <text:p text:style-name="P2"/>
      <text:p text:style-name="P2"><text:tab/><text:tab/>while(newsockfd = accept(sockfd,(struct sockaddr *) &amp;cli_addr, &amp;clilen)){</text:p>
      <text:p text:style-name="P2"/>
      <text:p text:style-name="P2"><text:tab/></text:p>
      <text:p text:style-name="P2"><text:tab/><text:tab/>pthread_t s_thread;</text:p>
      <text:p text:style-name="P2"><text:tab/><text:tab/>new_sock = malloc(1);</text:p>
      <text:p text:style-name="P2"><text:tab/><text:tab/>*new_sock = newsockfd;</text:p>
      <text:p text:style-name="P2"><text:tab/><text:tab/>if(pthread_create(&amp;s_thread, NULL, connectionHandler, (void*) new_sock)){</text:p>
      <text:p text:style-name="P2"><text:tab/><text:tab/><text:tab/>error("Could not create thread");</text:p>
      <text:p text:style-name="P2"><text:tab/><text:tab/>}</text:p>
      <text:p text:style-name="P2"><text:tab/><text:tab/>pthread_join(s_thread,NULL);</text:p>
      <text:p text:style-name="P2"><text:tab/><text:tab/>}</text:p>
      <text:p text:style-name="P2"/>
      <text:p text:style-name="P2"><text:tab/><text:tab/>if (newsockfd &lt; 0)</text:p>
      <text:p text:style-name="P2"><text:tab/><text:tab/>{</text:p>
      <text:p text:style-name="P2"><text:tab/><text:tab/><text:tab/>error("ERROR on accept");</text:p>
      <text:p text:style-name="P2"/>
      <text:p text:style-name="P2"><text:tab/><text:tab/>}</text:p>
      <text:p text:style-name="P2"/>
      <text:p text:style-name="P2">//<text:tab/>}</text:p>
      <text:p text:style-name="P2">}</text:p>
      <text:p text:style-name="P2"><text:tab/>close(sockfd);</text:p>
      <text:p text:style-name="P2"><text:tab/>close(newsockfd);<text:tab/></text:p>
      <text:p text:style-name="P2"/>
      <text:p text:style-name="P2">}</text:p>
      <text:p text:style-name="P2"/>
      <text:p text:style-name="P2"/>
      <text:p text:style-name="P2">void fileRead(){</text:p>
      <text:p text:style-name="P2"><text:tab/>int i;</text:p>
      <text:p text:style-name="P2"><text:tab/>char eatUp[32];</text:p>
      <text:p text:style-name="P2"><text:tab/>FILE *candFile = fopen("candidatos.txt", "r");</text:p>
      <text:p text:style-name="P2"/>
      <text:p text:style-name="P2"><text:tab/>if(candFile == NULL){</text:p>
      <text:p text:style-name="P2"><text:tab/><text:tab/>printf("Arquivo nao encontrado. \n");</text:p>
      <text:p text:style-name="P2"><text:tab/><text:tab/>exit(0);</text:p>
      <text:p text:style-name="P2"><text:tab/>}</text:p>
      <text:p text:style-name="P2"><text:tab/>else{</text:p>
      <text:p text:style-name="P2"><text:tab/><text:tab/>fscanf(candFile, "%d", &amp;numCand);</text:p>
      <text:p text:style-name="P2"><text:tab/><text:tab/>fgets(eatUp, 32, candFile);</text:p>
      <text:p text:style-name="P2"><text:tab/><text:tab/>for(i=0; i&lt;numCand; i++){</text:p>
      <text:p text:style-name="P2"><text:tab/><text:tab/><text:tab/>fgets(cand[i].name, 32, candFile);</text:p>
      <text:p text:style-name="P2"><text:tab/><text:tab/><text:tab/>cand[i].votes = 0;</text:p>
      <text:p text:style-name="P2"><text:soft-page-break/><text:tab/><text:tab/>}</text:p>
      <text:p text:style-name="P2"><text:tab/><text:tab/>fclose(candFile);</text:p>
      <text:p text:style-name="P2"><text:tab/>}</text:p>
      <text:p text:style-name="P2">}</text:p>
      <text:p text:style-name="P2"/>
      <text:p text:style-name="P2">void addVote(int index){</text:p>
      <text:p text:style-name="P2">//<text:tab/>mut2.lock();</text:p>
      <text:p text:style-name="P2"><text:tab/><text:tab/>pthread_mutex_lock(&amp;mut);;</text:p>
      <text:p text:style-name="P2"><text:tab/>cand[index].votes +=1;</text:p>
      <text:p text:style-name="P2"><text:tab/><text:tab/>pthread_mutex_unlock(&amp;mut);;</text:p>
      <text:p text:style-name="P2">//<text:tab/>mut2.unlock();</text:p>
      <text:p text:style-name="P2">}</text:p>
      <text:p text:style-name="P2"/>
      <text:p text:style-name="P2">void cleanUp(){</text:p>
      <text:p text:style-name="P2"><text:tab/>int i;</text:p>
      <text:p text:style-name="P2"><text:tab/>printf("\n");</text:p>
      <text:p text:style-name="P2"><text:tab/>for(i=0; i&lt;numCand; i++){</text:p>
      <text:p text:style-name="P2"><text:tab/><text:tab/>printf("%s %d voto(s).\n", cand[i].name, cand[i].votes);</text:p>
      <text:p text:style-name="P2"><text:tab/>}</text:p>
      <text:p text:style-name="P2"/>
      <text:p text:style-name="P2"><text:tab/>pthread_mutex_destroy(&amp;mut);<text:tab/></text:p>
      <text:p text:style-name="P2"><text:tab/>exit(0);</text:p>
      <text:p text:style-name="P2">}</text:p>
      <text:p text:style-name="P2"/>
      <text:p text:style-name="P2">void *connectionHandler(void *sockfd){</text:p>
      <text:p text:style-name="P2"><text:tab/><text:tab/>//pthread_mutex_lock(&amp;mut);;</text:p>
      <text:p text:style-name="P2"><text:tab/><text:tab/>bzero(buffer,256);</text:p>
      <text:p text:style-name="P2"><text:s text:c="16"/>bzero(buffer_votos,256);</text:p>
      <text:p text:style-name="P2"/>
      <text:p text:style-name="P2"><text:tab/><text:tab/>n = read(newsockfd,buffer,255);</text:p>
      <text:p text:style-name="P2"/>
      <text:p text:style-name="P2"><text:tab/><text:tab/>if (n &lt; 0)</text:p>
      <text:p text:style-name="P2"><text:tab/><text:tab/>{</text:p>
      <text:p text:style-name="P2"><text:tab/><text:tab/><text:tab/>error("ERROR reading from socket");</text:p>
      <text:p text:style-name="P2"><text:tab/><text:tab/>}</text:p>
      <text:p text:style-name="P2"><text:tab/><text:tab/>voteSel = atoi(buffer);</text:p>
      <text:p text:style-name="P2"><text:s text:c="16"/></text:p>
      <text:p text:style-name="P2"><text:s text:c="16"/>if (voteSel == -1) {</text:p>
      <text:p text:style-name="P2"><text:s text:c="20"/>for(int i=0; i&lt;numCand; i++){</text:p>
      <text:p text:style-name="P2"><text:s text:c="24"/>bzero(buffer,256);</text:p>
      <text:p text:style-name="P2"><text:s text:c="24"/>sprintf(buffer, "%s %d voto(s)\n",cand[i].name, cand[i].votes);</text:p>
      <text:p text:style-name="P2"><text:s text:c="24"/>strcat(buffer_votos, buffer);</text:p>
      <text:p text:style-name="P2"><text:s text:c="20"/>}</text:p>
      <text:p text:style-name="P2"><text:s text:c="20"/>n = write(newsockfd,buffer_votos,4048);</text:p>
      <text:p text:style-name="P2"><text:s text:c="16"/>}</text:p>
      <text:p text:style-name="P2"><text:soft-page-break/><text:s text:c="16"/>else {</text:p>
      <text:p text:style-name="P2"><text:s text:c="12"/></text:p>
      <text:p text:style-name="P2"><text:s text:c="20"/>addVote(voteSel);</text:p>
      <text:p text:style-name="P2"><text:s text:c="20"/>n = write(newsockfd,"\nVOTO COMPUTADO\n",15);</text:p>
      <text:p text:style-name="P2"/>
      <text:p text:style-name="P2"><text:s text:c="16"/>}</text:p>
      <text:p text:style-name="P2"/>
      <text:p text:style-name="P2"><text:tab/><text:tab/>if (n &lt; 0)</text:p>
      <text:p text:style-name="P2"><text:tab/><text:tab/>{</text:p>
      <text:p text:style-name="P2"><text:tab/><text:tab/><text:tab/>error("ERROR writing to socket");</text:p>
      <text:p text:style-name="P2"><text:tab/><text:tab/>}</text:p>
      <text:p text:style-name="P2"><text:tab/><text:tab/>//pthread_mutex_unlock(&amp;mut);</text:p>
      <text:p text:style-name="P2">}</text:p>
      <text:p text:style-name="P2"/>
      <text:p text:style-name="P2">// -----------------------------------------------------<text:span text:style-name="T1">cliente.c-------------------------------------------------------------</text:span></text:p>
      <text:p text:style-name="P2">#include &lt;pthread.h&gt;</text:p>
      <text:p text:style-name="P2">#include &lt;stdlib.h&gt;</text:p>
      <text:p text:style-name="P2">#include &lt;stdio.h&gt;</text:p>
      <text:p text:style-name="P2">#include &lt;time.h&gt;</text:p>
      <text:p text:style-name="P2">#include &lt;signal.h&gt;</text:p>
      <text:p text:style-name="P2">#include &lt;string.h&gt;</text:p>
      <text:p text:style-name="P2">#include &lt;sys/types.h&gt;</text:p>
      <text:p text:style-name="P2">#include &lt;sys/socket.h&gt;</text:p>
      <text:p text:style-name="P2">#include &lt;netinet/in.h&gt;</text:p>
      <text:p text:style-name="P2">#include &lt;netdb.h&gt;</text:p>
      <text:p text:style-name="P2">#include &lt;unistd.h&gt;</text:p>
      <text:p text:style-name="P2"/>
      <text:p text:style-name="P2">typedef struct{</text:p>
      <text:p text:style-name="P2"><text:tab/>char name[32];</text:p>
      <text:p text:style-name="P2"><text:tab/>int votes;</text:p>
      <text:p text:style-name="P2">}Candidate;</text:p>
      <text:p text:style-name="P2"/>
      <text:p text:style-name="P2">Candidate cand[20];</text:p>
      <text:p text:style-name="P2"/>
      <text:p text:style-name="P2">void error(char *msg)</text:p>
      <text:p text:style-name="P2">{</text:p>
      <text:p text:style-name="P2"><text:tab/>perror(msg);</text:p>
      <text:p text:style-name="P2"><text:tab/>exit(0);</text:p>
      <text:p text:style-name="P2">}</text:p>
      <text:p text:style-name="P2"/>
      <text:p text:style-name="P2"/>
      <text:p text:style-name="P2">int numCand; </text:p>
      <text:p text:style-name="P2">void fileRead();</text:p>
      <text:p text:style-name="P2"/>
      <text:p text:style-name="P2">int voteCand;</text:p>
      <text:p text:style-name="P2"><text:soft-page-break/></text:p>
      <text:p text:style-name="P2">int main(int argc, char *argv[]){</text:p>
      <text:p text:style-name="P2"><text:tab/>int i;</text:p>
      <text:p text:style-name="P2"><text:tab/>fileRead();</text:p>
      <text:p text:style-name="P2"/>
      <text:p text:style-name="P2"><text:tab/>int sockfd, portno, n;</text:p>
      <text:p text:style-name="P2"><text:s text:c="8"/>struct sockaddr_in serv_addr;</text:p>
      <text:p text:style-name="P2"><text:s text:c="8"/>struct hostent *server;</text:p>
      <text:p text:style-name="P2"/>
      <text:p text:style-name="P2"><text:s text:c="8"/>char buffer[256];</text:p>
      <text:p text:style-name="P2"/>
      <text:p text:style-name="P2"><text:s text:c="8"/>if (argc &lt; 2)</text:p>
      <text:p text:style-name="P2"><text:s text:c="8"/>{</text:p>
      <text:p text:style-name="P2"><text:s text:c="16"/>fprintf(stderr,"usage %s hostname\n", argv[0]);</text:p>
      <text:p text:style-name="P2"><text:s text:c="16"/>exit(0);</text:p>
      <text:p text:style-name="P2"><text:s text:c="8"/>}</text:p>
      <text:p text:style-name="P2"/>
      <text:p text:style-name="P2"/>
      <text:p text:style-name="P2"><text:tab/>portno = 54013;</text:p>
      <text:p text:style-name="P2"/>
      <text:p text:style-name="P2"><text:tab/>sockfd = socket(AF_INET, SOCK_STREAM, 0);</text:p>
      <text:p text:style-name="P2"/>
      <text:p text:style-name="P2"><text:tab/>if(sockfd&lt;0){</text:p>
      <text:p text:style-name="P2"><text:tab/><text:tab/>error("ERROR opening socket");</text:p>
      <text:p text:style-name="P2"><text:tab/>}</text:p>
      <text:p text:style-name="P2"><text:tab/>server = gethostbyname(argv[1]);</text:p>
      <text:p text:style-name="P2"><text:tab/>if(server == NULL){</text:p>
      <text:p text:style-name="P2"><text:tab/><text:tab/>fprintf(stderr, "ERROR, no such host\n");</text:p>
      <text:p text:style-name="P2"><text:tab/><text:tab/>exit(0);</text:p>
      <text:p text:style-name="P2"><text:tab/>}</text:p>
      <text:p text:style-name="P2"><text:tab/>bzero((char *) &amp;serv_addr, sizeof(serv_addr));</text:p>
      <text:p text:style-name="P2"><text:tab/>serv_addr.sin_family = AF_INET;</text:p>
      <text:p text:style-name="P2"><text:tab/>bcopy((char *)server-&gt;h_addr,(char *)&amp;serv_addr.sin_addr.s_addr, server-&gt;h_length);</text:p>
      <text:p text:style-name="P2"><text:tab/>serv_addr.sin_port = htons(portno);</text:p>
      <text:p text:style-name="P2"/>
      <text:p text:style-name="P2"><text:tab/>if (connect(sockfd,&amp;serv_addr, sizeof(serv_addr))&lt;0){</text:p>
      <text:p text:style-name="P2"><text:tab/><text:tab/>error("ERROR connecting");</text:p>
      <text:p text:style-name="P2"><text:tab/>}</text:p>
      <text:p text:style-name="P2"/>
      <text:p text:style-name="P2"><text:s text:c="8"/></text:p>
      <text:p text:style-name="P2"><text:tab/>for(i = 0; i&lt;numCand; i++){</text:p>
      <text:p text:style-name="P2"><text:tab/><text:tab/>printf("%d %s", i, cand[i].name);</text:p>
      <text:p text:style-name="P2"><text:tab/>}</text:p>
      <text:p text:style-name="P2"><text:s text:c="8"/></text:p>
      <text:p text:style-name="P2"><text:tab/>printf("\nSelecione candidato ou digite -1 para entrar no modo Organizador: ");</text:p>
      <text:p text:style-name="P2"><text:soft-page-break/><text:tab/>scanf("%d", &amp;voteCand);</text:p>
      <text:p text:style-name="P2"><text:tab/>while(voteCand &lt; -1 || voteCand &gt;= numCand){</text:p>
      <text:p text:style-name="P2"><text:s text:c="12"/>printf("CANDIDATO INEXISTENTE. Por favor, digite um numero de candidato: ");</text:p>
      <text:p text:style-name="P2"><text:s text:c="12"/>scanf("%d", &amp;voteCand);</text:p>
      <text:p text:style-name="P2"><text:tab/></text:p>
      <text:p text:style-name="P2"><text:tab/>}<text:tab/></text:p>
      <text:p text:style-name="P2"><text:tab/>bzero(buffer,256);</text:p>
      <text:p text:style-name="P2"><text:s text:c="8"/>sprintf(buffer, "%d", voteCand);</text:p>
      <text:p text:style-name="P2"><text:s text:c="8"/>//fgets(buffer,255,stdin);</text:p>
      <text:p text:style-name="P2"><text:tab/>n = write(sockfd,buffer,strlen(buffer));</text:p>
      <text:p text:style-name="P2"><text:tab/>if (n &lt; 0)</text:p>
      <text:p text:style-name="P2"><text:tab/>{</text:p>
      <text:p text:style-name="P2"><text:tab/><text:tab/>error("ERROR writing to socket");</text:p>
      <text:p text:style-name="P2"><text:tab/>}</text:p>
      <text:p text:style-name="P2"><text:tab/>bzero(buffer,256);</text:p>
      <text:p text:style-name="P2"><text:tab/>n = read(sockfd,buffer,255);</text:p>
      <text:p text:style-name="P2"><text:tab/>if (n &lt; 0)</text:p>
      <text:p text:style-name="P2"><text:tab/>{</text:p>
      <text:p text:style-name="P2"><text:tab/><text:tab/>error("ERROR reading from socket");</text:p>
      <text:p text:style-name="P2"><text:tab/>}</text:p>
      <text:p text:style-name="P2"><text:tab/>printf("%s\n",buffer);</text:p>
      <text:p text:style-name="P2"/>
      <text:p text:style-name="P2"><text:tab/>return 0;</text:p>
      <text:p text:style-name="P2"/>
      <text:p text:style-name="P2"/>
      <text:p text:style-name="P2">}</text:p>
      <text:p text:style-name="P2"/>
      <text:p text:style-name="P2"/>
      <text:p text:style-name="P2">void fileRead(){</text:p>
      <text:p text:style-name="P2"><text:tab/>int i;</text:p>
      <text:p text:style-name="P2"><text:tab/>char eatUp[32];</text:p>
      <text:p text:style-name="P2"><text:tab/>FILE *candFile = fopen("candidatos.txt", "r");</text:p>
      <text:p text:style-name="P2"/>
      <text:p text:style-name="P2"><text:tab/>if(candFile == NULL){</text:p>
      <text:p text:style-name="P2"><text:tab/><text:tab/>printf("Arquivo nao encontrado. \n");</text:p>
      <text:p text:style-name="P2"><text:tab/><text:tab/>exit(0);</text:p>
      <text:p text:style-name="P2"><text:tab/>}</text:p>
      <text:p text:style-name="P2"><text:tab/>else{</text:p>
      <text:p text:style-name="P2"><text:tab/><text:tab/>fscanf(candFile, "%d", &amp;numCand);</text:p>
      <text:p text:style-name="P2"><text:tab/><text:tab/>fgets(eatUp, 32, candFile);</text:p>
      <text:p text:style-name="P2"><text:tab/><text:tab/>for(i=0; i&lt;numCand; i++){</text:p>
      <text:p text:style-name="P2"><text:tab/><text:tab/><text:tab/>fgets(cand[i].name, 32, candFile);</text:p>
      <text:p text:style-name="P2"><text:tab/><text:tab/>}</text:p>
      <text:p text:style-name="P2"><text:tab/><text:tab/>fclose(candFile);</text:p>
      <text:p text:style-name="P2"><text:tab/>}</text:p>
      <text:p text:style-name="P2"><text:soft-page-break/>}</text:p>
      <text:p text:style-name="P2"/>
      <text:p text:style-name="P2">// ---------------------------------------<text:span text:style-name="T1">INSTRUÇÕES DE INSTALAÇÃO-------------------------------------</text:span></text:p>
      <text:p text:style-name="P4">Arquivo com a lista de candidatos deve estar no mesmo diretório dos arquivos binários gerados.</text:p>
      <text:p text:style-name="P4"/>
      <text:p text:style-name="P3">$ gcc -o servidor servidor.c -lpthread</text:p>
      <text:p text:style-name="P3">$ gcc -o cliente cliente.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7:30:50.404158986</meta:creation-date>
    <dc:date>2021-04-20T18:28:47.241688289</dc:date>
    <meta:editing-duration>PT6M46S</meta:editing-duration>
    <meta:editing-cycles>1</meta:editing-cycles>
    <meta:document-statistic meta:table-count="0" meta:image-count="0" meta:object-count="0" meta:page-count="8" meta:paragraph-count="256" meta:word-count="637" meta:character-count="6111" meta:non-whitespace-character-count="5018"/>
    <meta:generator>LibreOffice/6.0.7.3$Linux_X86_64 LibreOffice_project/00m0$Build-3</meta:generator>
  </office:meta>
</office:document-meta>
</file>